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10000011A5B7AE26230092B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822in" svg:y="0.0709in" svg:width="2.3528in" svg:height="1.8799in" draw:z-index="0"><draw:image xlink:href="Pictures/10000000000001610000011A5B7AE26230092BB2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822in" svg:y="0.0709in" svg:width="2.3528in" svg:height="1.8799in" draw:z-index="1"><draw:image xlink:href="Pictures/10000000000001610000011A5B7AE26230092BB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822in" svg:y="0.0709in" svg:width="2.3528in" svg:height="1.8799in" draw:z-index="2"><draw:image xlink:href="Pictures/10000000000001610000011A5B7AE26230092BB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6" text:anchor-type="paragraph" svg:x="0.822in" svg:y="0.0709in" svg:width="2.3528in" svg:height="1.8799in" draw:z-index="5"><draw:image xlink:href="Pictures/10000000000001610000011A5B7AE26230092BB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paragraph" svg:x="0.822in" svg:y="0.0709in" svg:width="2.3528in" svg:height="1.8799in" draw:z-index="3"><draw:image xlink:href="Pictures/10000000000001610000011A5B7AE26230092BB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5" text:anchor-type="paragraph" svg:x="0.822in" svg:y="0.0709in" svg:width="2.3528in" svg:height="1.8799in" draw:z-index="4"><draw:image xlink:href="Pictures/10000000000001610000011A5B7AE26230092BB2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822in" svg:y="0.0709in" svg:width="2.3528in" svg:height="1.8799in" draw:z-index="7"><draw:image xlink:href="Pictures/10000000000001610000011A5B7AE26230092BB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7" text:anchor-type="paragraph" svg:x="0.822in" svg:y="0.0709in" svg:width="2.3528in" svg:height="1.8799in" draw:z-index="6"><draw:image xlink:href="Pictures/10000000000001610000011A5B7AE26230092BB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0" text:anchor-type="paragraph" svg:x="0.822in" svg:y="0.0709in" svg:width="2.3528in" svg:height="1.8799in" draw:z-index="9"><draw:image xlink:href="Pictures/10000000000001610000011A5B7AE26230092BB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9" text:anchor-type="paragraph" svg:x="0.822in" svg:y="0.0709in" svg:width="2.3528in" svg:height="1.8799in" draw:z-index="8"><draw:image xlink:href="Pictures/10000000000001610000011A5B7AE26230092BB2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4-12-26T16:39:36</meta:print-date>
    <dc:date>2018-11-23T11:41:50.718000000</dc:date>
    <meta:editing-cycles>33</meta:editing-cycles>
    <dc:subject>Avery Dennison Template</dc:subject>
    <dc:title>Avery Dennison Template</dc:title>
    <meta:editing-duration>P3DT17H52M14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